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088755" officeooo:paragraph-rsid="00088755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" fo:font-size="14pt" fo:letter-spacing="normal" fo:font-style="normal" style:text-underline-style="solid" style:text-underline-width="auto" style:text-underline-color="font-color" fo:font-weight="bold" officeooo:rsid="00088755" officeooo:paragraph-rsid="00088755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po 10 Laboratorio SIO</text:p>
      <text:p text:style-name="P1"/>
      <text:p text:style-name="P1"/>
      <text:p text:style-name="P1">Omar Alkhatib</text:p>
      <text:p text:style-name="P2"/>
      <text:p text:style-name="P2">Gabriel Carrillo </text:p>
      <text:p text:style-name="P2"/>
      <text:p text:style-name="P2">Joan Giro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08:33.346528920</meta:creation-date>
    <dc:date>2014-09-15T19:11:30.589942440</dc:date>
    <meta:editing-duration>P0D</meta:editing-duration>
    <meta:editing-cycles>1</meta:editing-cycles>
    <meta:document-statistic meta:table-count="0" meta:image-count="0" meta:object-count="0" meta:page-count="1" meta:paragraph-count="4" meta:word-count="10" meta:character-count="65" meta:non-whitespace-character-count="58"/>
    <meta:generator>LibreOffice/4.2.6.3$Linux_x86 LibreOffice_project/420m0$Build-3</meta:generator>
  </office:meta>
</office:document-meta>
</file>